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cfa47" style:font-size-asian="12pt" style:font-size-complex="12pt"/>
    </style:style>
    <style:style style:name="P6" style:family="paragraph" style:parent-style-name="Standard" style:master-page-name="Default_20_Style22">
      <style:paragraph-properties fo:margin-top="0cm" fo:margin-bottom="0cm" loext:contextual-spacing="false" style:page-number="auto"/>
      <style:text-properties officeooo:paragraph-rsid="000cfa4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cfa4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cfa4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cfa4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cfa4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cfa4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cfa4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cfa4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cfa4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1" fo:font-size="12pt" fo:language="en" fo:country="AU" style:font-size-asian="12pt" style:font-size-complex="12pt"/>
    </style:style>
    <style:style style:name="T5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5T13:24:35Z85"/>SURAT KEPUTUSAN</text:p>
      <text:p text:style-name="P9">No. / 422 / 454 /Adm.Sek</text:p>
      <text:p text:style-name="P10"/>
      <text:p text:style-name="P11">Berdasarkan :</text:p>
      <text:list xml:id="list3763140029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text:span text:style-name="T3">NUR'AI</text:span></text:p>
      <text:p text:style-name="P13"><text:span text:style-name="T2"><text:tab/><text:tab/>Tempat, Tanggal Lahir<text:tab/>: Serang, 24-03-2002</text:span></text:p>
      <text:p text:style-name="P13"><text:span text:style-name="T2"><text:tab/><text:tab/>NISN<text:tab/><text:tab/><text:tab/><text:tab/>: 0004147750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5T13:24:35Z86"/><text:span text:style-name="T2">Telah menyelesaikan proses pembelajaran dari Tahun Pelajaran 2017/2018 sampai Tahun Pelajaran 2019/2020 dan telah mengikuti </text:span><text:span text:style-name="T4">Ujian</text:span><text:span text:style-name="T2"> </text:span><text:span text:style-name="T4">sekolah</text:span><text:span text:style-name="T2"> </text:span><text:span text:style-name="T4">berstandar</text:span><text:span text:style-name="T2"> </text:span><text:span text:style-name="T4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5">20</text:span></text:p>
      <text:p text:style-name="P10"><text:tab/><text:tab/><text:tab/><text:tab/><text:tab/><text:tab/><text:tab/>Kepala UPT,</text:p>
      <text:p text:style-name="P10"><text:bookmark text:name="_GoBackMailMergeMark2020-05-05T13:24:35Z8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4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5T13:24:35Z85"/><text:bookmark-end text:name="_Hlk481362583MailMergeMark2020-05-05T13:24:35Z8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5T13:25:07.170529833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0" meta:character-count="9365" meta:non-whitespace-character-count="819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